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hivieren und Komprimieren<text:line-break/><text:line-break/>tar – <text:tab/><text:tab/>Archive erstellen und entpacken<text:line-break/>gzip / bzip2 – <text:tab/>komprimieren und dekomprimieren<text:line-break/><text:tab/><text:tab/><text:tab/>(bzip2 komprimiert stärker, ist aber langsamer)<text:line-break/><text:line-break/><text:line-break/>Wichtige Schalter:<text:line-break/><text:line-break/><text:tab/>-c <text:tab/><text:tab/><text:tab/>create – erstellt ein Archiv <text:line-break/><text:tab/>-x<text:tab/><text:tab/><text:tab/>extract – entpackt das Archiv<text:line-break/><text:tab/>-f test.tar<text:tab/><text:tab/>file – liest bzw. schreibt in die Datei test.tar<text:line-break/><text:tab/><text:tab/><text:tab/><text:tab/>f muss hinten stehen<text:line-break/><text:tab/>-t<text:tab/><text:tab/><text:tab/>table of content – zeigt den Inhalt des Archivs<text:line-break/><text:line-break/><text:line-break/>Z.B. ein Backup von unserem Ordner Documents erstellen<text:line-break/><text:line-break/><text:tab/>tar -cf backupdoc.tar Documents/<text:line-break/><text:line-break/>Den Inhalt des Archivs anzeigen<text:line-break/><text:line-break/><text:tab/>tar -tf backupdoc.tar<text:line-break/><text:line-break/>Archiv entpacken ins aktuelle Verzeichnis<text:line-break/><text:line-break/><text:tab/>tar -xf backupdoc.tar</text:p>
      <text:p text:style-name="P1"/>
      <text:p text:style-name="P1"/>
      <text:p text:style-name="P1">gzip / bzip2</text:p>
      <text:p text:style-name="P1">gunzip / bunzip2<text:line-break/><text:line-break/><text:tab/>-d Dekomprimieren<text:line-break/><text:line-break/>mit gzip/bzip2 komprimieren <text:line-break/></text:p>
      <text:p text:style-name="P1">gzip &lt;Dateiname.tar&gt;<text:line-break/>bzip2 &lt;Dateiname.tar&gt;<text:line-break/><text:line-break/>mit gzip/bzip2 dekomprimieren (im gleichen Verzeichnis)<text:line-break/><text:line-break/>gzip -d &lt;Dateiname.tar.gz&gt;<text:line-break/><text:soft-page-break/>bunzip2 &lt;Dateiname.tar.bz2&gt;<text:line-break/>weitere nützliche Schalter für tar:<text:line-break/><text:line-break/><text:tab/>-z <text:tab/>mit gzip komprimieren<text:line-break/><text:tab/>-j<text:tab/>mit bzip2 komprimier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05T11:32:43.11</meta:creation-date>
    <dc:date>2019-08-06T08:25:21.11</dc:date>
    <meta:editing-duration>PT6M21S</meta:editing-duration>
    <meta:editing-cycles>3</meta:editing-cycles>
    <meta:generator>OpenOffice/4.1.6$Win32 OpenOffice.org_project/416m1$Build-9790</meta:generator>
    <meta:document-statistic meta:table-count="0" meta:image-count="0" meta:object-count="0" meta:page-count="2" meta:paragraph-count="4" meta:word-count="128" meta:character-count="946"/>
  </office:meta>
</office:document-meta>
</file>